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6.995cm" table:align="left"/>
    </style:style>
    <style:style style:name="Tableau1.A" style:family="table-column">
      <style:table-column-properties style:column-width="7.408cm"/>
    </style:style>
    <style:style style:name="Tableau1.B" style:family="table-column">
      <style:table-column-properties style:column-width="9.587cm"/>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rsid="00113a75" officeooo:paragraph-rsid="00113a75"/>
    </style:style>
    <style:style style:name="P2" style:family="paragraph" style:parent-style-name="Standard">
      <style:paragraph-properties fo:text-align="start" style:justify-single-word="false"/>
      <style:text-properties officeooo:rsid="00113a75" officeooo:paragraph-rsid="00113a75"/>
    </style:style>
    <style:style style:name="P3" style:family="paragraph" style:parent-style-name="Standard">
      <style:paragraph-properties fo:text-align="start" style:justify-single-word="false"/>
      <style:text-properties style:text-underline-style="solid" style:text-underline-width="auto" style:text-underline-color="font-color" officeooo:rsid="00113a75" officeooo:paragraph-rsid="00113a75"/>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text-properties style:text-underline-style="solid" style:text-underline-width="auto" style:text-underline-color="font-color" officeooo:paragraph-rsid="001af14b"/>
    </style:style>
    <style:style style:name="P6" style:family="paragraph" style:parent-style-name="Standard">
      <style:paragraph-properties fo:break-before="page"/>
      <style:text-properties style:text-underline-style="solid" style:text-underline-width="auto" style:text-underline-color="font-color" officeooo:rsid="001af14b" officeooo:paragraph-rsid="001af14b"/>
    </style:style>
    <style:style style:name="P7" style:family="paragraph" style:parent-style-name="Standard">
      <style:text-properties style:text-underline-style="solid" style:text-underline-width="auto" style:text-underline-color="font-color" officeooo:rsid="001af14b" officeooo:paragraph-rsid="001af14b"/>
    </style:style>
    <style:style style:name="P8" style:family="paragraph" style:parent-style-name="Standard">
      <style:text-properties style:text-underline-style="solid" style:text-underline-width="auto" style:text-underline-color="font-color" officeooo:rsid="0025b5da" officeooo:paragraph-rsid="0025b5da"/>
    </style:style>
    <style:style style:name="P9" style:family="paragraph" style:parent-style-name="Standard">
      <style:text-properties style:text-underline-style="solid" style:text-underline-width="auto" style:text-underline-color="font-color" officeooo:rsid="003091d7" officeooo:paragraph-rsid="003091d7"/>
    </style:style>
    <style:style style:name="P10" style:family="paragraph" style:parent-style-name="Standard">
      <style:text-properties style:text-underline-style="solid" style:text-underline-width="auto" style:text-underline-color="font-color" officeooo:rsid="003e1f46" officeooo:paragraph-rsid="003e1f46"/>
    </style:style>
    <style:style style:name="P11" style:family="paragraph" style:parent-style-name="Standard">
      <style:paragraph-properties fo:text-align="start" style:justify-single-word="false"/>
      <style:text-properties officeooo:rsid="00123945" officeooo:paragraph-rsid="00123945"/>
    </style:style>
    <style:style style:name="P12" style:family="paragraph" style:parent-style-name="Standard">
      <style:paragraph-properties fo:text-align="start" style:justify-single-word="false"/>
      <style:text-properties officeooo:rsid="00123945" officeooo:paragraph-rsid="00143b68"/>
    </style:style>
    <style:style style:name="P13" style:family="paragraph" style:parent-style-name="Standard">
      <style:text-properties style:text-underline-style="none" officeooo:rsid="00141671" officeooo:paragraph-rsid="00141671"/>
    </style:style>
    <style:style style:name="P14" style:family="paragraph" style:parent-style-name="Standard">
      <style:text-properties style:text-underline-style="none" officeooo:rsid="00141671" officeooo:paragraph-rsid="001993bc"/>
    </style:style>
    <style:style style:name="P15" style:family="paragraph" style:parent-style-name="Standard">
      <style:text-properties style:text-underline-style="none" officeooo:rsid="001af14b" officeooo:paragraph-rsid="001af14b"/>
    </style:style>
    <style:style style:name="P16" style:family="paragraph" style:parent-style-name="Standard">
      <style:text-properties style:text-underline-style="none" officeooo:rsid="001af14b" officeooo:paragraph-rsid="0020372b"/>
    </style:style>
    <style:style style:name="P17" style:family="paragraph" style:parent-style-name="Standard">
      <style:text-properties style:text-underline-style="none" officeooo:rsid="00227217" officeooo:paragraph-rsid="00227217"/>
    </style:style>
    <style:style style:name="P18" style:family="paragraph" style:parent-style-name="Standard">
      <style:text-properties style:text-underline-style="none" officeooo:rsid="001d42ad" officeooo:paragraph-rsid="0020372b"/>
    </style:style>
    <style:style style:name="P19" style:family="paragraph" style:parent-style-name="Standard">
      <style:text-properties style:text-underline-style="none" officeooo:rsid="0025b5da" officeooo:paragraph-rsid="0025b5da"/>
    </style:style>
    <style:style style:name="P20" style:family="paragraph" style:parent-style-name="Standard">
      <style:text-properties style:text-underline-style="none" officeooo:rsid="003091d7" officeooo:paragraph-rsid="003091d7"/>
    </style:style>
    <style:style style:name="P21" style:family="paragraph" style:parent-style-name="Standard">
      <style:text-properties style:text-underline-style="none" officeooo:rsid="00322c7b" officeooo:paragraph-rsid="00322c7b"/>
    </style:style>
    <style:style style:name="P22" style:family="paragraph" style:parent-style-name="Standard">
      <style:text-properties style:text-underline-style="none" officeooo:rsid="0032fb61" officeooo:paragraph-rsid="0032fb61"/>
    </style:style>
    <style:style style:name="P23" style:family="paragraph" style:parent-style-name="Standard">
      <style:text-properties style:text-underline-style="none" officeooo:rsid="00370f2e" officeooo:paragraph-rsid="00370f2e"/>
    </style:style>
    <style:style style:name="P24" style:family="paragraph" style:parent-style-name="Standard">
      <style:paragraph-properties fo:break-before="page"/>
      <style:text-properties style:text-underline-style="none" officeooo:rsid="003aade2" officeooo:paragraph-rsid="003d44ef"/>
    </style:style>
    <style:style style:name="P25" style:family="paragraph" style:parent-style-name="Standard">
      <style:text-properties style:text-underline-style="none" officeooo:rsid="003aade2" officeooo:paragraph-rsid="003d44ef"/>
    </style:style>
    <style:style style:name="P26" style:family="paragraph" style:parent-style-name="Standard">
      <style:text-properties style:text-underline-style="none" officeooo:rsid="003e1f46" officeooo:paragraph-rsid="003e1f46"/>
    </style:style>
    <style:style style:name="P27" style:family="paragraph" style:parent-style-name="Standard">
      <style:text-properties style:text-underline-style="none" officeooo:rsid="004091e5" officeooo:paragraph-rsid="004091e5"/>
    </style:style>
    <style:style style:name="P28" style:family="paragraph" style:parent-style-name="Standard">
      <style:text-properties style:text-underline-style="none" officeooo:rsid="004159c3" officeooo:paragraph-rsid="004159c3"/>
    </style:style>
    <style:style style:name="P29" style:family="paragraph" style:parent-style-name="Standard">
      <style:text-properties style:text-underline-style="none" fo:font-weight="normal" officeooo:rsid="002b4d46" officeooo:paragraph-rsid="0025b5da" style:font-weight-asian="normal" style:font-weight-complex="normal"/>
    </style:style>
    <style:style style:name="P30" style:family="paragraph" style:parent-style-name="Standard">
      <style:text-properties officeooo:paragraph-rsid="001af14b"/>
    </style:style>
    <style:style style:name="P31" style:family="paragraph" style:parent-style-name="Table_20_Contents">
      <style:text-properties officeooo:rsid="002088f0" officeooo:paragraph-rsid="002088f0"/>
    </style:style>
    <style:style style:name="P32" style:family="paragraph" style:parent-style-name="Table_20_Contents">
      <style:text-properties officeooo:rsid="0027accb" officeooo:paragraph-rsid="0027accb"/>
    </style:style>
    <style:style style:name="P33" style:family="paragraph" style:parent-style-name="Table_20_Contents">
      <style:text-properties officeooo:rsid="0027accb" officeooo:paragraph-rsid="002626bf"/>
    </style:style>
    <style:style style:name="P34" style:family="paragraph" style:parent-style-name="Standard">
      <style:paragraph-properties fo:text-align="center" style:justify-single-word="false"/>
      <style:text-properties fo:color="#c9211e" loext:opacity="100%" style:text-underline-style="solid" style:text-underline-width="auto" style:text-underline-color="font-color" officeooo:rsid="00113a75" officeooo:paragraph-rsid="00113a75"/>
    </style:style>
    <style:style style:name="P35" style:family="paragraph" style:parent-style-name="Standard">
      <style:text-properties style:text-underline-style="none" officeooo:rsid="004159c3" officeooo:paragraph-rsid="00589564"/>
    </style:style>
    <style:style style:name="T1" style:family="text">
      <style:text-properties officeooo:rsid="00123945"/>
    </style:style>
    <style:style style:name="T2" style:family="text">
      <style:text-properties officeooo:rsid="00141671"/>
    </style:style>
    <style:style style:name="T3" style:family="text">
      <style:text-properties officeooo:rsid="00143b68"/>
    </style:style>
    <style:style style:name="T4" style:family="text">
      <style:text-properties officeooo:rsid="00150fc7"/>
    </style:style>
    <style:style style:name="T5" style:family="text">
      <style:text-properties officeooo:rsid="00167591"/>
    </style:style>
    <style:style style:name="T6" style:family="text">
      <style:text-properties officeooo:rsid="0017aa20"/>
    </style:style>
    <style:style style:name="T7" style:family="text">
      <style:text-properties officeooo:rsid="001993bc"/>
    </style:style>
    <style:style style:name="T8" style:family="text">
      <style:text-properties style:text-underline-style="none" officeooo:rsid="001af14b"/>
    </style:style>
    <style:style style:name="T9" style:family="text">
      <style:text-properties style:text-underline-style="none" officeooo:rsid="001f9675"/>
    </style:style>
    <style:style style:name="T10" style:family="text">
      <style:text-properties style:text-underline-style="solid" style:text-underline-width="auto" style:text-underline-color="font-color"/>
    </style:style>
    <style:style style:name="T11" style:family="text">
      <style:text-properties officeooo:rsid="001e9762"/>
    </style:style>
    <style:style style:name="T12" style:family="text">
      <style:text-properties officeooo:rsid="001eb3f8"/>
    </style:style>
    <style:style style:name="T13" style:family="text">
      <style:text-properties officeooo:rsid="001f9675"/>
    </style:style>
    <style:style style:name="T14" style:family="text">
      <style:text-properties officeooo:rsid="0020372b"/>
    </style:style>
    <style:style style:name="T15" style:family="text">
      <style:text-properties officeooo:rsid="00246a9d"/>
    </style:style>
    <style:style style:name="T16" style:family="text">
      <style:text-properties officeooo:rsid="0027accb"/>
    </style:style>
    <style:style style:name="T17" style:family="text">
      <style:text-properties officeooo:rsid="00297de7"/>
    </style:style>
    <style:style style:name="T18" style:family="text">
      <style:text-properties officeooo:rsid="002b4d46"/>
    </style:style>
    <style:style style:name="T19" style:family="text">
      <style:text-properties fo:font-weight="normal" officeooo:rsid="002b4d46" style:font-weight-asian="normal" style:font-weight-complex="normal"/>
    </style:style>
    <style:style style:name="T20" style:family="text">
      <style:text-properties officeooo:rsid="002d0bc5"/>
    </style:style>
    <style:style style:name="T21" style:family="text">
      <style:text-properties officeooo:rsid="002ed415"/>
    </style:style>
    <style:style style:name="T22" style:family="text">
      <style:text-properties officeooo:rsid="0032fb61"/>
    </style:style>
    <style:style style:name="T23" style:family="text">
      <style:text-properties officeooo:rsid="00344a8a"/>
    </style:style>
    <style:style style:name="T24" style:family="text">
      <style:text-properties officeooo:rsid="0035ec5f"/>
    </style:style>
    <style:style style:name="T25" style:family="text">
      <style:text-properties officeooo:rsid="00428c30"/>
    </style:style>
    <style:style style:name="T26" style:family="text">
      <style:text-properties officeooo:rsid="00443c12"/>
    </style:style>
    <style:style style:name="T27" style:family="text">
      <style:text-properties officeooo:rsid="00462247"/>
    </style:style>
    <style:style style:name="T28" style:family="text">
      <style:text-properties officeooo:rsid="0049d706"/>
    </style:style>
    <style:style style:name="T29" style:family="text">
      <style:text-properties officeooo:rsid="004c7453"/>
    </style:style>
    <style:style style:name="T30" style:family="text">
      <style:text-properties officeooo:rsid="0051efe5"/>
    </style:style>
    <style:style style:name="T31" style:family="text">
      <style:text-properties officeooo:rsid="004091e5"/>
    </style:style>
    <style:style style:name="T32" style:family="text">
      <style:text-properties officeooo:rsid="0053d50c"/>
    </style:style>
    <style:style style:name="T33" style:family="text">
      <style:text-properties officeooo:rsid="00547e62"/>
    </style:style>
    <style:style style:name="T34" style:family="text">
      <style:text-properties officeooo:rsid="0054b94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e courts et résumés</text:p>
      <text:p text:style-name="P1"/>
      <text:p text:style-name="P3"><text:span text:style-name="T1">1</text:span>) Le café</text:p>
      <text:p text:style-name="P2"/>
      <text:p text:style-name="P11">⇒ 1) Mauvais car il manque des informations<text:span text:style-name="T3">(localisation , époque , effet du café)</text:span></text:p>
      <text:p text:style-name="P12">⇒ 2) Mauvais choix d’informations <text:span text:style-name="T3">(ce n’est pas le berger qui fait l’infusion, </text:span><text:span text:style-name="T4">erreur temporelle ⇒ <text:s/><text:tab/>XVIIe siècle pour l’Europe et non l’Arabie)</text:span><text:span text:style-name="T3"> </text:span><text:span text:style-name="T4">e</text:span><text:span text:style-name="T3">t</text:span> manque d’informations <text:span text:style-name="T3">(localisation ,époque) </text:span></text:p>
      <text:p text:style-name="P11">⇒ 3) Bon car <text:span text:style-name="T5">toute les informations essentielles sont présentes et précises. Tout ce qui doit être <text:tab/>résumé est résumé. Présence de connecteurs logique et temporelle.</text:span></text:p>
      <text:p text:style-name="P11">⇒ 4) Mauvais <text:span text:style-name="T6">car trop détaillé et il manque des informations essentielles (location, effet du café). <text:tab/>Adjectif inutiles (grande, curieux , …). </text:span></text:p>
      <text:p text:style-name="P11"/>
      <text:p text:style-name="P11"/>
      <text:p text:style-name="P2"/>
      <text:p text:style-name="P4">2<text:span text:style-name="T2">)</text:span> Texte extrait d’un article de James Glanz1 paru dans le New York Times,<text:line-break/>le 28 septembre 2012</text:p>
      <text:p text:style-name="P4"/>
      <text:p text:style-name="P13">⇒ 1) <text:span text:style-name="T7">Le mot émancipation est mal employé car cela ne veut rien dire. Il peut être remplacé par le <text:tab/>terme croissance.</text:span></text:p>
      <text:p text:style-name="P14">⇒ 2) <text:span text:style-name="T7">Le terme disponible est mal employé car il rend mal l’idée du texte. Il peut être remplacé par <text:tab/>le terme utile.</text:span></text:p>
      <text:p text:style-name="P14"/>
      <text:p text:style-name="P14"/>
      <text:p text:style-name="P30"><text:span text:style-name="T8">3) </text:span><text:span text:style-name="T10">Extrait d’un entretien avec Gilles Lipoveski4 paru dans Le Monde magazine, le 24 octobre 2009 : « La fin du consommateur passif ».</text:span></text:p>
      <text:p text:style-name="P5"/>
      <text:p text:style-name="P15">⇒ 1) Le thème est l<text:span text:style-name="T11">e</text:span> consommat<text:span text:style-name="T11">eur </text:span><text:span text:style-name="T12">(hyper-consommateur) </text:span>, il est lié avec le thème du marketing écologique.</text:p>
      <text:p text:style-name="P15"/>
      <text:p text:style-name="P15">⇒ 2) <text:span text:style-name="T13">En générale les guillemets permette de mettre une distance en ce que pense l’auteur et ce qu’il dit . « se faire plaisir » et « rajeunir » c’est ce que pense les hyper-consommateur et « statutaire » fait référence à l’hyper consommation d’avant et au personnes qui y ont déjà réfléchie.</text:span></text:p>
      <text:p text:style-name="P15"/>
      <text:p text:style-name="P30"><text:span text:style-name="T8">⇒ 3) </text:span><text:span text:style-name="T9">L</text:span><text:span text:style-name="T8">a possession matérielle et la distinction sociale.</text:span></text:p>
      <text:p text:style-name="P15"/>
      <text:p text:style-name="P16">⇒ 4) <text:span text:style-name="T14">Il y a deux thèses :</text:span></text:p>
      <text:p text:style-name="P18">-« l’hyper consommateur »</text:p>
      <text:p text:style-name="P16"/>
      <text:p text:style-name="P16"><text:span text:style-name="T14">- « le marketing écologique » qui est un oxymore parce que le marketing est là pour faire vendre et que pour préserver la nature il faut éviter d’acheter. « La </text:span>préservation de la nature devient un marché. » <text:span text:style-name="T14">à cause des entreprises et à cause des hyper-consommateur qui ont une attitude puérile comme le montre la première phrase.</text:span></text:p>
      <text:p text:style-name="P15"/>
      <text:p text:style-name="P15">⇒ 5) <text:span text:style-name="T14">L’hyper-consommateur cherche à se faire plaisir sans cesse. C’est pourquoi a été inventé le marketing écologique qui marque une nouvelle étape dans le capitalisme.</text:span></text:p>
      <text:p text:style-name="P6"><text:span text:style-name="T14">4) </text:span>Extrait d’un article de Florian Besson 6 paru dans The Conversation, le 11 juin 2017 : « Vu du Moyen Âge : reconversions professionnelles et mobilité sociale »</text:p>
      <text:p text:style-name="P7"/>
      <text:p text:style-name="P17">1)</text:p>
      <table:table table:name="Tableau1" table:style-name="Tableau1">
        <table:table-column table:style-name="Tableau1.A"/>
        <table:table-column table:style-name="Tableau1.B"/>
        <table:table-row>
          <table:table-cell table:style-name="Tableau1.A1" office:value-type="string">
            <text:p text:style-name="Table_20_Contents"/>
            <text:p text:style-name="Table_20_Contents">Position(s) de l’auteur</text:p>
          </table:table-cell>
          <table:table-cell table:style-name="Tableau1.B1" office:value-type="string">
            <text:p text:style-name="P32">B (« ont » = les gens + l’auteur, « évidemment » montre qu’il est d’accord ) , F(« dont » , « en tout cas »)</text:p>
          </table:table-cell>
        </table:table-row>
        <table:table-row>
          <table:table-cell table:style-name="Tableau1.A2" office:value-type="string">
            <text:p text:style-name="Table_20_Contents">Position(s) citée(s) à laquelle /auxquelles l’auteur s’oppose</text:p>
          </table:table-cell>
          <table:table-cell table:style-name="Tableau1.B2" office:value-type="string">
            <text:p text:style-name="P31"><text:s/>C <text:span text:style-name="T16">(« rien que ça ... » c’est une ironie)</text:span></text:p>
          </table:table-cell>
        </table:table-row>
        <table:table-row>
          <table:table-cell table:style-name="Tableau1.A2" office:value-type="string">
            <text:p text:style-name="Table_20_Contents">Position(s) citée(s) à laquelle /auxquelles l’auteur adhère</text:p>
          </table:table-cell>
          <table:table-cell table:style-name="Tableau1.B2" office:value-type="string">
            <text:p text:style-name="P32">E (« en effet » donc il est d’accord) </text:p>
          </table:table-cell>
        </table:table-row>
        <table:table-row>
          <table:table-cell table:style-name="Tableau1.A2" office:value-type="string">
            <text:p text:style-name="Table_20_Contents">Position(s) citée(s) pour donner des informations</text:p>
          </table:table-cell>
          <table:table-cell table:style-name="Tableau1.B2" office:value-type="string">
            <text:p text:style-name="P33">A, D(c’est une citation cité pour information),</text:p>
          </table:table-cell>
        </table:table-row>
      </table:table>
      <text:p text:style-name="P15"/>
      <text:p text:style-name="P17">2)</text:p>
      <text:p text:style-name="P17">Texte 1 : <text:span text:style-name="T17">Mal résumé car le plan n’est pas claire car pas de connecteurs logiques .</text:span></text:p>
      <text:p text:style-name="P17"/>
      <text:p text:style-name="P17">Texte 2 : <text:span text:style-name="T17">Bien résumé , connecteurs logiques utilisé et il y a bien les informations principales </text:span><text:span text:style-name="T15"><text:s/></text:span></text:p>
      <text:p text:style-name="P17"/>
      <text:p text:style-name="P17">Texte 3 : <text:span text:style-name="T17">Mal résumé car présence de « L’auteur de ce texte soutient l’idée que » et il donne son avis « Je pense que ce n’est que rarement le cas dans la réalité » et la citation de Rousseau est trop longue pour un résumé.</text:span></text:p>
      <text:p text:style-name="P17"/>
      <text:p text:style-name="P17"/>
      <text:p text:style-name="P8">5) Extrait d’un article d’Olivier Razemon10 pour Alternatives économiques (dossier « transition écologique, la France qui bouge », décembre 2017)</text:p>
      <text:p text:style-name="P19"/>
      <text:p text:style-name="P19">⇒ 1) <text:span text:style-name="T20">Mal</text:span><text:span text:style-name="T19"> résumé car on y retrouve des exemples « Auray a par exemple supprimé une</text:span></text:p>
      <text:p text:style-name="P29">zone piétonne créée en 2007, tandis que Belfort a rendu à la voiture des voies réservées</text:p>
      <text:p text:style-name="P29">au transport collectif. » et il manque une nuance de sens <text:s/>« on a démontré qu’un cycliste ou un</text:p>
      <text:p text:style-name="P29">piéton achète plus souvent en ville qu’un automobiliste » oublie cette idée « consomment davantage »</text:p>
      <text:p text:style-name="P29"/>
      <text:p text:style-name="P19">⇒ 2) <text:span text:style-name="T18">Bien </text:span><text:span text:style-name="T21">résumé car il présente une bonne fidélité au contenu du texte, il n’y a pas d’exemple et les connecteurs sont présent ils permettent de rendre claire les idées.</text:span></text:p>
      <text:p text:style-name="P19"/>
      <text:p text:style-name="P19"/>
      <text:p text:style-name="P19"/>
      <text:p text:style-name="P9">6) Pierre Lena11, Universalia, Supplément scientifique annuel de l’Encyclopaedia Universalis12 (2012)</text:p>
      <text:p text:style-name="P9"/>
      <text:p text:style-name="P21">⇒ 1) <text:span text:style-name="T22">Le thème est la science et son thème lié est la </text:span><text:span text:style-name="T23">télévision, la relation est donc de savoir si c’est légitime de faire des émissions scientifique.</text:span></text:p>
      <text:p text:style-name="P21"/>
      <text:p text:style-name="P22">⇒ 2)<text:span text:style-name="T24">La première thèse est que les émissions scientifique ne peuvent pas avoir pour but de communiquer un savoir trop complexe. </text:span></text:p>
      <text:p text:style-name="P23">La deuxième thèse est la présence de la science à la télévision doit d’abord permette une activité d’éveil , <text:s/>de questionnement, d’appel à la curiosité.</text:p>
      <text:p text:style-name="P20"/>
      <text:p text:style-name="P20"/>
      <text:p text:style-name="P24">⇒ 3) <text:span text:style-name="T10">Exemples </text:span>: <text:s/></text:p>
      <text:p text:style-name="P25">« Les objets, les machines (postes de pilotage d’un avion moderne, fusée, radar…) »</text:p>
      <text:p text:style-name="P25">« Les « images de la science » (images médicales, traces de particules élémentaires, objets géologiques ou astronomiques, cartes en fausses couleurs de l’environnement terrestre, images de synthèse fractales 14, etc.) »</text:p>
      <text:p text:style-name="P25">« un transistor ou un circuit intégré, une synapse15, une galaxie ne parlent pas d’eux-mêmes. »</text:p>
      <text:p text:style-name="P25">« qui revient de son travail ou l’enfant prêt à enregistrer toute image »</text:p>
      <text:p text:style-name="P25">« <text:span text:style-name="T28">u</text:span>n prix Nobel et ses souvenirs d’enfance font monter l’audience. »</text:p>
      <text:p text:style-name="P25"/>
      <text:p text:style-name="P10">La paraphrase :</text:p>
      <text:p text:style-name="P26">« Il s’agit d’apprendre à regarder, d’élargir la vision du monde, d’appeler à s’émerveiller devant le réel »</text:p>
      <text:p text:style-name="P26"/>
      <text:p text:style-name="P27">Idées importantes :</text:p>
      <text:p text:style-name="P27">« au vocabulaire souvent ésotérique »</text:p>
      <text:p text:style-name="P27">« devient difficile à « lire » lorsqu’elle touche à la science »</text:p>
      <text:p text:style-name="P27">« ne sont pas lues de façon semblable par le scientifique ou le technicien <text:span text:style-name="T26">[…] et par le téléspectateur</text:span> »</text:p>
      <text:p text:style-name="P27">« car les outils et les objets de la science sont aujourd’hui très complexes »</text:p>
      <text:p text:style-name="P27"/>
      <text:p text:style-name="P27">« La télévision éducative et didactique <text:span text:style-name="T27">[…] relève d’une tout autre logique »</text:span></text:p>
      <text:p text:style-name="P27">« Une des difficultés majeures consiste à rencontrer le public : la crainte du didactisme le</text:p>
      <text:p text:style-name="P27">fera volontiers fuir si on prétend lui apprendre quelque chose. L’art du détour s’impose. »</text:p>
      <text:p text:style-name="P27">« Tantôt, on jouera sur le présentateur vedette »</text:p>
      <text:p text:style-name="P27">« Tantôt au contraire, ce sera l’homme-savant qui comptera, plutôt que son message »</text:p>
      <text:p text:style-name="P27">« c’est le processus de création à l’œuvre qui fait de la science une histoire humaine, avec toutes ses bifurcations et ses à-peu-près, plutôt qu’un monument intemporel et inaccessible de la pensée »</text:p>
      <text:p text:style-name="P27">« Si les ressorts de l’activité scientifique ou technique sont aussi et surtout l’exercice de la pensée rationnelle et l’usage de l’outil mathématique, le message télévisuel ne peut guère s’appuyer sur ce type de discours. Il lui faut pénétrer dans un univers symbolique propre au téléspectateur, adopter un vocabulaire simple »</text:p>
      <text:p text:style-name="P27">« faire appel à l’émotion »</text:p>
      <text:p text:style-name="P27">« au sens esthétique »</text:p>
      <text:p text:style-name="P27"/>
      <text:p text:style-name="P27"/>
      <text:p text:style-name="P35">⇒ 4) Il faut donc s’interroger sur la légitimité de la science à la télévision. Les émissions scientifiques ne doivent pas communiquer un savoir trop complexe, les objets scientifiques ne sont pas perçus de la même façon par le scientifique et le technicien qui <text:s/>en connaissent les codes et le téléspectateur qui voit ça comme de l’art abstrait.</text:p>
      <text:p text:style-name="P35"/>
      <text:p text:style-name="P35">La présence de la science à la télévision doit permette un <text:span text:style-name="T25">appel </text:span><text:span text:style-name="T29">à </text:span><text:span text:style-name="T30">la curiosité mais une des difficultés réside à rencontrer le public </text:span><text:span text:style-name="T31"><text:s/>: la crainte du didactisme le fera volontiers fuir si on prétend lui apprendre quelque chose. L’art du détour s’impose. </text:span><text:span text:style-name="T30">Soit on jouera sur le présentateur vedette, soit ce sera sur l’homme-savant dont son histoire contera plus que son message. </text:span><text:span text:style-name="T32">Le message télévisuel ne peut pas s’appuyer sur </text:span><text:span text:style-name="T33">l’exercice de la pensée rationnelle, </text:span><text:span text:style-name="T34">il faut rentrer dans un univers unique au téléspectateur, adopter un vocabulaire simple , faire appel à l’émotion et au sens esthétiqu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7T11:12:51.064096866</meta:creation-date>
    <dc:date>2022-11-28T11:12:31.256054817</dc:date>
    <meta:editing-duration>PT2H3M11S</meta:editing-duration>
    <meta:editing-cycles>54</meta:editing-cycles>
    <meta:generator>LibreOffice/7.3.7.2$Linux_X86_64 LibreOffice_project/30$Build-2</meta:generator>
    <meta:document-statistic meta:table-count="1" meta:image-count="0" meta:object-count="0" meta:page-count="3" meta:paragraph-count="65" meta:word-count="1243" meta:character-count="7177" meta:non-whitespace-character-count="5980"/>
  </office:meta>
</office:document-meta>
</file>